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List.subList( int var0 , int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bstractList.remove( in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bstractList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bstractList.Abstract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bstractList.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bstractList.listIterator( in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bstractList.removeRange( int var0 , int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bstractList.add( java . lang . Objec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bstractList.lastIndexOf( java . lang . Objec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bstractList.indexOf( java . lang . Objec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bstractList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bstractList.add( int var0 , java . lang . Object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bstractList.list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bstractList.set( int var0 , java . lang . Object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bstractList.equals( java . lang . Objec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bstractList.addAll( int var0 , java . util . Collection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